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9cm" fo:min-width="3.1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738cm"/>
    </style:style>
    <style:style style:name="gr8" style:family="graphic" style:parent-style-name="standard">
      <style:graphic-properties draw:stroke="none" draw:fill="none" fo:min-height="1.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5cm" fo:min-width="6.358cm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39cm"/>
    </style:style>
    <style:style style:name="gr19" style:family="graphic" style:parent-style-name="standard">
      <style:graphic-properties svg:stroke-width="0.102cm" svg:stroke-color="#000000" draw:marker-start-width="0.352cm" draw:marker-end-width="0.352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solid" svg:stroke-width="0.102cm" svg:stroke-color="#00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203cm" svg:stroke-color="#ff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03cm" draw:marker-start="Dimension_20_Lines" draw:marker-start-width="1.016cm" draw:marker-end="Dimension_20_Lines" draw:marker-end-width="1.016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25" style:family="graphic" style:parent-style-name="standard">
      <style:graphic-properties svg:stroke-width="0.152cm" svg:stroke-color="#000000" draw:marker-start-width="0.427cm" draw:marker-end-width="0.427cm" draw:fill="solid" draw:fill-color="#008000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3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4">
      <style:graphic-properties fo:min-height="11.933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32pt"/>
    </style:style>
    <style:style style:name="P3" style:family="paragraph">
      <style:paragraph-properties fo:line-height="150%"/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margin-top="0.42cm" fo:margin-bottom="0.35cm" fo:line-height="150%"/>
    </style:style>
    <style:style style:name="P5" style:family="paragraph">
      <style:text-properties fo:color="#0099ff" fo:font-weight="bold" style:font-weight-asian="bold" style:font-weight-complex="bold"/>
    </style:style>
    <style:style style:name="P6" style:family="paragraph">
      <style:paragraph-properties fo:line-height="150%"/>
      <style:text-properties fo:color="#ff420e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color="#0000ff" fo:font-size="44pt" style:font-size-asian="44pt" style:font-size-complex="44pt"/>
    </style:style>
    <style:style style:name="P11" style:family="paragraph">
      <style:text-properties fo:color="#008000" fo:font-size="44pt" style:font-size-asian="44pt" style:font-size-complex="44pt"/>
    </style:style>
    <style:style style:name="P12" style:family="paragraph">
      <style:text-properties fo:font-size="80pt" style:font-size-asian="80pt" style:font-size-complex="80pt"/>
    </style:style>
    <style:style style:name="P13" style:family="paragraph">
      <style:text-properties fo:color="#008000"/>
    </style:style>
    <style:style style:name="P14" style:family="paragraph">
      <style:text-properties fo:color="#008000" fo:font-size="34pt" style:font-size-asian="34pt" style:font-size-complex="34pt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70pt" style:font-size-asian="70pt" style:font-size-complex="70pt"/>
    </style:style>
    <style:style style:name="P17" style:family="paragraph">
      <style:text-properties fo:color="#ff0000" fo:font-size="44pt" style:font-size-asian="44pt" style:font-size-complex="44pt"/>
    </style:style>
    <style:style style:name="P18" style:family="paragraph">
      <style:text-properties fo:color="#333333" fo:font-size="44pt" style:font-size-asian="44pt" style:font-size-complex="44pt"/>
    </style:style>
    <style:style style:name="P19" style:family="paragraph">
      <style:paragraph-properties fo:text-align="center"/>
      <style:text-properties fo:color="#333333" fo:font-size="44pt" style:font-size-asian="44pt" style:font-size-complex="44pt"/>
    </style:style>
    <style:style style:name="P20" style:family="paragraph">
      <style:paragraph-properties fo:line-height="200%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text-properties fo:font-size="25pt" style:font-size-asian="25pt" style:font-size-complex="25pt"/>
    </style:style>
    <style:style style:name="P23" style:family="paragraph">
      <style:text-properties fo:font-size="20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30pt" style:font-size-asian="30pt" style:font-size-complex="30pt"/>
    </style:style>
    <style:style style:name="P27" style:family="paragraph">
      <style:text-properties fo:color="#000000" fo:font-size="40pt" style:font-size-asian="40pt" style:font-size-complex="40pt"/>
    </style:style>
    <style:style style:name="P28" style:family="paragraph">
      <style:text-properties fo:color="#000000" fo:font-size="80pt" fo:font-weight="bold" style:font-size-asian="80pt" style:font-weight-asian="bold" style:font-size-complex="80pt" style:font-weight-complex="bold"/>
    </style:style>
    <style:style style:name="P29" style:family="paragraph">
      <style:text-properties fo:color="#000000" fo:font-size="30pt" style:font-size-asian="30pt" style:font-size-complex="30pt"/>
    </style:style>
    <style:style style:name="P30" style:family="paragraph">
      <style:text-properties fo:font-size="40pt" fo:font-weight="bold" style:font-size-asian="40pt" style:font-weight-asian="bold" style:font-size-complex="40pt" style:font-weight-complex="bold"/>
    </style:style>
    <style:style style:name="P31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32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P33" style:family="paragraph">
      <style:text-properties fo:font-size="36pt" style:font-size-asian="36pt" style:font-size-complex="36pt"/>
    </style:style>
    <style:style style:name="P34" style:family="paragraph">
      <style:paragraph-properties fo:text-align="center"/>
      <style:text-properties fo:color="#000000"/>
    </style:style>
    <style:style style:name="P35" style:family="paragraph">
      <style:text-properties fo:color="#0000ff" fo:font-size="36pt" style:font-size-asian="36pt" style:font-size-complex="36pt"/>
    </style:style>
    <style:style style:name="T1" style:family="text">
      <style:text-properties fo:font-size="32pt"/>
    </style:style>
    <style:style style:name="T2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line-through-style="none" fo:font-weight="bold" style:font-weight-asian="bold" style:font-weight-complex="bold"/>
    </style:style>
    <style:style style:name="T6" style:family="text">
      <style:text-properties fo:color="#ff420e" fo:font-size="22pt" fo:font-style="normal" style:font-size-asian="22pt" style:font-style-asian="normal" style:font-size-complex="22pt" style:font-style-complex="normal"/>
    </style:style>
    <style:style style:name="T7" style:family="text">
      <style:text-properties fo:color="#ff0000" style:text-line-through-style="solid" fo:font-weight="bold" style:font-weight-asian="bold" style:font-weight-complex="bold"/>
    </style:style>
    <style:style style:name="T8" style:family="text">
      <style:text-properties fo:color="#0000ff" style:text-line-through-style="none" fo:font-weight="bold" style:font-weight-asian="bold" style:font-weight-complex="bold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008000" fo:font-size="44pt" style:font-size-asian="44pt" style:font-size-complex="44pt"/>
    </style:style>
    <style:style style:name="T12" style:family="text">
      <style:text-properties fo:color="#008000" fo:font-size="30pt" style:font-size-asian="30pt" style:font-size-complex="30pt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color="#008000" fo:font-size="34pt" style:font-size-asian="34pt" style:font-size-complex="34pt"/>
    </style:style>
    <style:style style:name="T15" style:family="text">
      <style:text-properties fo:font-size="70pt" style:font-size-asian="70pt" style:font-size-complex="70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color="#ff0000" fo:font-size="44pt" style:font-size-asian="44pt" style:font-size-complex="44pt"/>
    </style:style>
    <style:style style:name="T18" style:family="text">
      <style:text-properties fo:color="#333333" fo:font-size="44pt" style:font-size-asian="44pt" style:font-size-complex="44pt"/>
    </style:style>
    <style:style style:name="T19" style:family="text">
      <style:text-properties fo:color="#000000" fo:font-size="44pt" style:font-size-asian="44pt" style:font-size-complex="44pt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fo:color="#008000" fo:font-weight="bold" style:font-weight-asian="bold" style:font-weight-complex="bold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30pt" fo:font-weight="bold" style:font-size-asian="30pt" style:font-weight-asian="bold" style:font-size-complex="30pt" style:font-weight-complex="bold"/>
    </style:style>
    <style:style style:name="T28" style:family="text">
      <style:text-properties fo:color="#000000" fo:font-size="40pt" style:font-size-asian="40pt" style:font-size-complex="40pt"/>
    </style:style>
    <style:style style:name="T29" style:family="text">
      <style:text-properties fo:color="#000000" fo:font-size="80pt" fo:font-weight="bold" style:font-size-asian="80pt" style:font-weight-asian="bold" style:font-size-complex="80pt" style:font-weight-complex="bold"/>
    </style:style>
    <style:style style:name="T30" style:family="text">
      <style:text-properties fo:color="#000000" fo:font-size="30pt" style:font-size-asian="30pt" style:font-size-complex="30pt"/>
    </style:style>
    <style:style style:name="T31" style:family="text">
      <style:text-properties fo:color="#008000"/>
    </style:style>
    <style:style style:name="T32" style:family="text">
      <style:text-properties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5" style:family="text">
      <style:text-properties fo:font-size="36pt" fo:font-weight="bold" style:font-size-asian="36pt" style:font-weight-asian="bold" style:font-size-complex="36pt" style:font-weight-complex="bold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ff0000" style:text-line-through-style="solid"/>
    </style:style>
    <style:style style:name="T38" style:family="text">
      <style:text-properties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font-family="Arial" style:font-style-name="Regular" style:font-family-generic="swiss" fo:font-size="36pt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40" style:family="text">
      <style:text-properties fo:color="#000000"/>
    </style:style>
    <style:style style:name="T41" style:family="text">
      <style:text-properties fo:color="#0000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 presentation:class="subtitle" presentation:user-transformed="true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59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1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5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7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8">magnetization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9">(Short) History of planting inversion</text:span></text:p>
          </draw:text-box>
        </draw:frame>
        <draw:frame presentation:style-name="pr6" draw:layer="layout" svg:width="24.631cm" svg:height="12.183cm" svg:x="2.399cm" svg:y="5.315cm" presentation:class="outline" presentation:user-transformed="true">
          <draw:text-box>
            <text:list text:style-name="L2">
              <text:list-item>
                <text:p>Uieda and Barbosa (early 2012) based on René (1986)</text:p>
              </text:list-item>
              <text:list-item>
                <text:p>For gravity and <text:span text:style-name="T4">gradients</text:span></text:p>
              </text:list-item>
              <text:list-item>
                <text:p>Deal with <text:span text:style-name="T4">computational</text:span> difficulties</text:p>
                <text:list>
                  <text:list-item>
                    <text:p>A lot of data</text:p>
                  </text:list-item>
                  <text:list-item>
                    <text:p>Large meshes</text:p>
                  </text:list-item>
                </text:list>
              </text:list-item>
              <text:list-item>
                <text:p>A way to <text:span text:style-name="T4">input</text:span> geologic/geophysical <text:span text:style-name="T4">information</text:span></text:p>
              </text:list-item>
              <text:list-item>
                <text:p><text:span text:style-name="T4">Improvements</text:span> at SEG 201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draw:frame draw:style-name="gr5" draw:text-style-name="P11" draw:layer="layout" svg:width="13.38cm" svg:height="3.168cm" svg:x="13.632cm" svg:y="13.707cm">
          <draw:text-box>
            <text:p><text:span text:style-name="T11">the seeds</text:span></text:p>
            <text:p><text:span text:style-name="T12">(known physical properties)</text:span></text:p>
          </draw:text-box>
        </draw:frame>
        <draw:line draw:style-name="gr6" draw:text-style-name="P8" draw:layer="layout" svg:x1="13.632cm" svg:y1="14.732cm" svg:x2="9.652cm" svg:y2="13.462cm">
          <text:p/>
        </draw:line>
        <draw:line draw:style-name="gr6" draw:text-style-name="P8" draw:layer="layout" svg:x1="13.632cm" svg:y1="14.732cm" svg:x2="5.0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8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9cm">
          <draw:image xlink:href="../fig/equations-seeds.png" xlink:type="simple" xlink:show="embed" xlink:actuate="onLoad">
            <text:p/>
          </draw:image>
        </draw:frame>
        <draw:frame draw:style-name="gr4" draw:text-style-name="P12" draw:layer="layout" svg:width="11.805cm" svg:height="3.405cm" svg:x="14.357cm" svg:y="8.728cm">
          <draw:text-box>
            <text:p><text:span text:style-name="T13">in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8" draw:text-style-name="P14" draw:layer="layout" svg:width="6.096cm" svg:height="1.589cm" svg:x="21.895cm" svg:y="18.488cm">
          <draw:text-box>
            <text:p><text:span text:style-name="T14">(~ 1 min)</text:span></text:p>
          </draw:text-box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2" draw:text-style-name="P8" draw:layer="layout" svg:width="12.699cm" svg:height="12.699cm" svg:x="14.379cm" svg:y="1.724cm">
          <draw:image xlink:href="../fig/equation-fit.png" xlink:type="simple" xlink:show="embed" xlink:actuate="onLoad">
            <text:p/>
          </draw:image>
        </draw:frame>
        <draw:frame draw:style-name="gr4" draw:text-style-name="P10" draw:layer="layout" svg:width="2.923cm" svg:height="1.987cm" svg:x="19.742cm" svg:y="2.077cm">
          <draw:text-box>
            <text:p><text:span text:style-name="T10">fits!</text:span></text:p>
          </draw:text-box>
        </draw:frame>
        <draw:frame draw:style-name="gr8" draw:text-style-name="P14" draw:layer="layout" svg:width="6.096cm" svg:height="1.589cm" svg:x="21.895cm" svg:y="18.488cm">
          <draw:text-box>
            <text:p><text:span text:style-name="T14">(~ 1 min)</text:span></text:p>
          </draw:text-box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9" draw:text-style-name="P16" draw:layer="layout" svg:width="28.702cm" svg:height="5.849cm" svg:x="-0.356cm" svg:y="7.618cm">
          <draw:text-box>
            <text:p text:style-name="P15"><text:span text:style-name="T15">Behind the scenes</text:span></text:p>
            <text:p text:style-name="P15"><text:span text:style-name="T16">(aka, Methodolog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8" draw:layer="layout" svg:width="23.819cm" svg:height="21.005cm" svg:x="2.086cm" svg:y="0.001cm">
          <draw:image xlink:href="../growth-anim/model.png" xlink:type="simple" xlink:show="embed" xlink:actuate="onLoad">
            <text:p/>
          </draw:image>
        </draw:frame>
        <draw:line draw:style-name="gr10" draw:text-style-name="P8" draw:layer="layout" svg:x1="7.874cm" svg:y1="7.112cm" svg:x2="11.43cm" svg:y2="6.096cm">
          <text:p/>
        </draw:line>
        <draw:frame draw:style-name="gr4" draw:text-style-name="P10" draw:layer="layout" svg:width="6.115cm" svg:height="1.987cm" svg:x="1.759cm" svg:y="5.887cm">
          <draw:text-box>
            <text:p><text:span text:style-name="T10">the data</text:span></text:p>
          </draw:text-box>
        </draw:frame>
        <draw:line draw:style-name="gr10" draw:text-style-name="P8" draw:layer="layout" svg:x1="17.018cm" svg:y1="10.16cm" svg:x2="14.224cm" svg:y2="14.732cm">
          <text:p/>
        </draw:line>
        <draw:frame draw:style-name="gr4" draw:text-style-name="P17" draw:layer="layout" svg:width="7.233cm" svg:height="1.987cm" svg:x="14.224cm" svg:y="8.382cm">
          <draw:text-box>
            <text:p><text:span text:style-name="T17">the “truth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8" draw:layer="layout" svg:width="23.819cm" svg:height="21.005cm" svg:x="2.086cm" svg:y="0.001cm">
          <draw:image xlink:href="../growth-anim/seed.png" xlink:type="simple" xlink:show="embed" xlink:actuate="onLoad">
            <text:p/>
          </draw:image>
        </draw:frame>
        <draw:line draw:style-name="gr10" draw:text-style-name="P8" draw:layer="layout" svg:x1="17.018cm" svg:y1="10.16cm" svg:x2="14.224cm" svg:y2="13.97cm">
          <text:p/>
        </draw:line>
        <draw:frame draw:style-name="gr4" draw:text-style-name="P11" draw:layer="layout" svg:width="6.463cm" svg:height="1.987cm" svg:x="14.224cm" svg:y="8.382cm">
          <draw:text-box>
            <text:p><text:span text:style-name="T11">the s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8" draw:layer="layout" svg:width="23.819cm" svg:height="21.005cm" svg:x="2.086cm" svg:y="0.001cm">
          <draw:image xlink:href="../growth-anim/predicted.png" xlink:type="simple" xlink:show="embed" xlink:actuate="onLoad">
            <text:p/>
          </draw:image>
        </draw:fram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94cm" svg:height="1.987cm" svg:x="13.73cm" svg:y="7.366cm">
          <draw:text-box>
            <text:p><text:span text:style-name="T18">the predicted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8" draw:layer="layout" svg:width="23.819cm" svg:height="21.005cm" svg:x="2.086cm" svg:y="0.001cm">
          <draw:image xlink:href="../growth-anim/neighbors.png" xlink:type="simple" xlink:show="embed" xlink:actuate="onLoad">
            <text:p/>
          </draw:image>
        </draw:frame>
        <draw:line draw:style-name="gr10" draw:text-style-name="P8" draw:layer="layout" svg:x1="9.652cm" svg:y1="9.398cm" svg:x2="13.97cm" svg:y2="13.462cm">
          <text:p/>
        </draw:line>
        <draw:frame draw:style-name="gr4" draw:text-style-name="P18" draw:layer="layout" svg:width="9.917cm" svg:height="1.987cm" svg:x="4.256cm" svg:y="7.411cm">
          <draw:text-box>
            <text:p><text:span text:style-name="T18">the neighbors</text:span></text:p>
          </draw:text-box>
        </draw:frame>
        <draw:line draw:style-name="gr10" draw:text-style-name="P8" draw:layer="layout" svg:x1="9.652cm" svg:y1="9.398cm" svg:x2="13.462cm" svg:y2="13.97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frame draw:style-name="gr4" draw:text-style-name="P11" draw:layer="layout" svg:width="9.054cm" svg:height="1.987cm" svg:x="15.018cm" svg:y="18.288cm">
          <draw:text-box>
            <text:p><text:span text:style-name="T19">add </text:span><text:span text:style-name="T11">the best</text:span></text:p>
          </draw:text-box>
        </draw:frame>
        <draw:line draw:style-name="gr10" draw:text-style-name="P8" draw:layer="layout" svg:x1="19.304cm" svg:y1="18.542cm" svg:x2="14.045cm" svg:y2="14.58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0" draw:text-style-name="P8" draw:layer="layout" svg:x1="19.304cm" svg:y1="18.542cm" svg:x2="14.045cm" svg:y2="14.58cm">
          <text:p/>
        </draw:lin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8">the new predicted</text:span></text:p>
          </draw:text-box>
        </draw:frame>
        <draw:frame draw:style-name="gr4" draw:text-style-name="P11" draw:layer="layout" svg:width="9.054cm" svg:height="1.987cm" svg:x="15.018cm" svg:y="18.289cm">
          <draw:text-box>
            <text:p><text:span text:style-name="T19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8">the new predicted</text:span></text:p>
          </draw:text-box>
        </draw:frame>
        <draw:line draw:style-name="gr10" draw:text-style-name="P8" draw:layer="layout" svg:x1="11.176cm" svg:y1="17.78cm" svg:x2="14.045cm" svg:y2="15.24cm">
          <text:p/>
        </draw:line>
        <draw:frame draw:style-name="gr11" draw:text-style-name="P19" draw:layer="layout" svg:width="7.326cm" svg:height="5.035cm" svg:x="4.358cm" svg:y="16.002cm">
          <draw:text-box>
            <text:p text:style-name="P8"><text:span text:style-name="T18">the new </text:span></text:p>
            <text:p text:style-name="P8"><text:span text:style-name="T18">neighbors</text:span></text:p>
          </draw:text-box>
        </draw:frame>
        <draw:line draw:style-name="gr10" draw:text-style-name="P8" draw:layer="layout" svg:x1="11.176cm" svg:y1="17.78cm" svg:x2="13.651cm" svg:y2="14.636cm">
          <text:p/>
        </draw:line>
        <draw:frame draw:style-name="gr4" draw:text-style-name="P11" draw:layer="layout" svg:width="9.054cm" svg:height="1.987cm" svg:x="15.018cm" svg:y="18.289cm">
          <draw:text-box>
            <text:p><text:span text:style-name="T19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8" draw:layer="layout" svg:width="23.819cm" svg:height="21.005cm" svg:x="2.086cm" svg:y="0.001cm">
          <draw:image xlink:href="../growth-anim/frame000000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draw:line draw:style-name="gr10" draw:text-style-name="P8" draw:layer="layout" svg:x1="15.58cm" svg:y1="8.636cm" svg:x2="13.462cm" svg:y2="9.652cm">
          <text:p/>
        </draw:line>
        <draw:frame draw:style-name="gr4" draw:text-style-name="P18" draw:layer="layout" svg:width="11.559cm" svg:height="1.987cm" svg:x="15.501cm" svg:y="7.466cm">
          <draw:text-box>
            <text:p><text:span text:style-name="T18">the same shape</text:span></text:p>
          </draw:text-box>
        </draw:frame>
        <draw:line draw:style-name="gr10" draw:text-style-name="P8" draw:layer="layout" svg:x1="15.58cm" svg:y1="8.636cm" svg:x2="13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50.png" xlink:type="simple" xlink:show="embed" xlink:actuate="onLoad">
            <text:p/>
          </draw:image>
        </draw:frame>
        <draw:line draw:style-name="gr10" draw:text-style-name="P8" draw:layer="layout" svg:x1="16.51cm" svg:y1="18.542cm" svg:x2="14.986cm" svg:y2="16.764cm">
          <text:p/>
        </draw:line>
        <draw:frame draw:style-name="gr4" draw:text-style-name="P18" draw:layer="layout" svg:width="9.485cm" svg:height="1.987cm" svg:x="14.391cm" svg:y="18.288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70.png" xlink:type="simple" xlink:show="embed" xlink:actuate="onLoad">
            <text:p/>
          </draw:image>
        </draw:frame>
        <draw:line draw:style-name="gr10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100.png" xlink:type="simple" xlink:show="embed" xlink:actuate="onLoad">
            <text:p/>
          </draw:image>
        </draw:frame>
        <draw:line draw:style-name="gr10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2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3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8" draw:layer="layout" svg:width="23.819cm" svg:height="21.005cm" svg:x="2.086cm" svg:y="0.001cm">
          <draw:image xlink:href="../growth-anim/frame00000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8" draw:layer="layout" svg:width="23.819cm" svg:height="21.005cm" svg:x="2.086cm" svg:y="0.001cm">
          <draw:image xlink:href="../growth-anim/frame000005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0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0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draw:line draw:style-name="gr10" draw:text-style-name="P8" draw:layer="layout" svg:x1="19.58cm" svg:y1="8.636cm" svg:x2="17.462cm" svg:y2="9.652cm">
          <text:p/>
        </draw:line>
        <draw:frame draw:style-name="gr4" draw:text-style-name="P10" draw:layer="layout" svg:width="2.923cm" svg:height="1.987cm" svg:x="19.601cm" svg:y="7.466cm">
          <draw:text-box>
            <text:p><text:span text:style-name="T10">fits!</text:span></text:p>
          </draw:text-box>
        </draw:frame>
        <draw:line draw:style-name="gr10" draw:text-style-name="P8" draw:layer="layout" svg:x1="19.58cm" svg:y1="8.636cm" svg:x2="17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draw:style-name="gr2" draw:text-style-name="P8" draw:layer="layout" svg:width="15.24cm" svg:height="13.462cm" svg:x="0.254cm" svg:y="6.604cm">
          <draw:image xlink:href="../growth-anim/frame0000000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Why it grows that way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20">Choice of </text:span><text:span text:style-name="T21">the best</text:span>:</text:p>
              </text:list-item>
            </text:list>
          </draw:text-box>
        </draw:frame>
        <draw:line draw:style-name="gr12" draw:text-style-name="P8" draw:layer="layout" svg:x1="8.636cm" svg:y1="6.096cm" svg:x2="7.966cm" svg:y2="15.875cm">
          <text:p/>
        </draw:line>
        <draw:frame presentation:style-name="pr8" draw:text-style-name="P20" draw:layer="layout" svg:width="11.222cm" svg:height="6.006cm" svg:x="15.81cm" svg:y="7.016cm" presentation:class="outline" presentation:user-transformed="true">
          <draw:text-box>
            <text:list text:style-name="L4">
              <text:list-item>
                <text:p text:style-name="P20"><text:s/>Not random</text:p>
              </text:list-item>
              <text:list-item>
                <text:p text:style-name="P20"/>
              </text:list-item>
              <text:list-item>
                <text:p text:style-name="P20"><text:s/>Smallest goal function</text:p>
              </text:list-item>
            </text:list>
          </draw:text-box>
        </draw:frame>
        <draw:frame draw:style-name="gr13" draw:layer="layout" svg:width="8.73cm" svg:height="2.574cm" svg:x="17.946cm" svg:y="8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8" draw:layer="layout" svg:width="0.762cm" svg:height="1.398cm" svg:x="17.126cm" svg:y="9.37cm">
          <text:p/>
          <draw:enhanced-geometry svg:viewBox="0 0 21600 21600" draw:text-areas="?f0 0 ?f2 ?f5" draw:type="down-arrow" draw:modifiers="14343.3881343817 6935.779816513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4.883cm" svg:height="1.095cm" svg:x="19.158cm" svg:y="13.73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draw:style-name="gr13" draw:layer="layout" svg:width="9.218cm" svg:height="2.105cm" svg:x="9.386cm" svg:y="1.7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5.741cm" svg:height="2.339cm" svg:x="3.521cm" svg:y="6.6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2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2">compactness</text:span></text:p>
          </draw:text-box>
        </draw:frame>
        <draw:custom-shape draw:style-name="gr14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3">distance of </text:span><text:span text:style-name="T24">added cells</text:span><text:span text:style-name="T23"> to seed</text:span></text:p>
          </draw:text-box>
        </draw:frame>
        <draw:frame draw:style-name="gr15" draw:text-style-name="P22" draw:layer="layout" svg:width="4.003cm" svg:height="1.276cm" svg:x="4.272cm" svg:y="9.292cm">
          <draw:text-box>
            <text:p><text:span text:style-name="T23"><text:s/></text:span><text:span text:style-name="T23">= scalar</text:span></text:p>
          </draw:text-box>
        </draw:frame>
        <draw:frame draw:style-name="gr13" draw:layer="layout" svg:width="1.1cm" svg:height="1.106cm" svg:x="3.51cm" svg:y="9.66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6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draw:style-name="gr13" draw:layer="layout" svg:width="9.218cm" svg:height="2.105cm" svg:x="9.386cm" svg:y="1.70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5.741cm" svg:height="2.339cm" svg:x="3.521cm" svg:y="6.6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2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2">compactness</text:span></text:p>
          </draw:text-box>
        </draw:frame>
        <draw:custom-shape draw:style-name="gr14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3">distance of </text:span><text:span text:style-name="T24">added cells</text:span><text:span text:style-name="T23"> to seed</text:span></text:p>
          </draw:text-box>
        </draw:frame>
        <draw:frame draw:style-name="gr13" draw:layer="layout" svg:width="12.818cm" svg:height="3.387cm" svg:x="3.449cm" svg:y="13.23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1" draw:layer="layout" svg:width="19.429cm" svg:height="1.432cm" svg:x="3.302cm" svg:y="11.799cm">
          <draw:text-box>
            <text:p><text:span text:style-name="T22">shape-of-anomaly function (René, 1986)</text:span></text:p>
          </draw:text-box>
        </draw:frame>
        <draw:line draw:style-name="gr10" draw:text-style-name="P8" draw:layer="layout" svg:x1="9.906cm" svg:y1="16.056cm" svg:x2="11.43cm" svg:y2="17.58cm">
          <text:p/>
        </draw:line>
        <draw:frame draw:style-name="gr4" draw:text-style-name="P22" draw:layer="layout" svg:width="19.472cm" svg:height="1.276cm" svg:x="2.779cm" svg:y="17.58cm">
          <draw:text-box>
            <text:p><text:span text:style-name="T23">scale factor between </text:span><text:span text:style-name="T25">observed</text:span><text:span text:style-name="T23"> and </text:span><text:span text:style-name="T26">predicted</text:span></text:p>
          </draw:text-box>
        </draw:frame>
        <draw:frame draw:style-name="gr15" draw:text-style-name="P22" draw:layer="layout" svg:width="4.003cm" svg:height="1.276cm" svg:x="4.272cm" svg:y="9.292cm">
          <draw:text-box>
            <text:p><text:span text:style-name="T23"><text:s/></text:span><text:span text:style-name="T23">= scalar</text:span></text:p>
          </draw:text-box>
        </draw:frame>
        <draw:frame draw:style-name="gr13" draw:layer="layout" svg:width="1.1cm" svg:height="1.106cm" svg:x="3.51cm" svg:y="9.66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6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9" draw:text-style-name="P16" draw:layer="layout" svg:width="28.702cm" svg:height="5.849cm" svg:x="-0.356cm" svg:y="8.998cm">
          <draw:text-box>
            <text:p text:style-name="P15"><text:span text:style-name="T15">Real data</text:span></text:p>
            <text:p text:style-name="P15"><text:span text:style-name="T16">(Morro do Engenho, Brazi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5" draw:layer="layout" svg:width="25.191cm" svg:height="3.507cm" svg:x="1.399cm" svg:y="0.837cm" presentation:class="title">
          <draw:text-box>
            <text:p>Previous interpretation</text:p>
          </draw:text-box>
        </draw:frame>
        <draw:frame draw:style-name="gr2" draw:text-style-name="P8" draw:layer="layout" svg:width="27.99cm" svg:height="9.978cm" svg:x="0.024cm" svg:y="5.514cm">
          <draw:image xlink:href="../fig/me-dutra-marangoni.png" xlink:type="simple" xlink:show="embed" xlink:actuate="onLoad">
            <text:p/>
          </draw:image>
        </draw:frame>
        <draw:line draw:style-name="gr17" draw:text-style-name="P8" draw:layer="layout" svg:x1="3.786cm" svg:y1="14.224cm" svg:x2="5.234cm" svg:y2="14.224cm">
          <text:p/>
        </draw:line>
        <draw:line draw:style-name="gr17" draw:text-style-name="P8" draw:layer="layout" svg:x1="7.31cm" svg:y1="14.194cm" svg:x2="9.96cm" svg:y2="14.224cm">
          <text:p/>
        </draw:line>
        <draw:line draw:style-name="gr17" draw:text-style-name="P8" draw:layer="layout" svg:x1="13.208cm" svg:y1="13.178cm" svg:x2="19.05cm" svg:y2="13.208cm">
          <text:p/>
        </draw:line>
        <draw:frame draw:style-name="gr4" draw:text-style-name="P21" draw:layer="layout" svg:width="6.256cm" svg:height="1.432cm" svg:x="12.954cm" svg:y="16.764cm">
          <draw:text-box>
            <text:p><text:span text:style-name="T27">ME</text:span><text:span text:style-name="T22"> for short</text:span></text:p>
          </draw:text-box>
        </draw:frame>
        <draw:line draw:style-name="gr10" draw:text-style-name="P8" draw:layer="layout" svg:x1="16.008cm" svg:y1="13.361cm" svg:x2="16.002cm" svg:y2="16.51cm">
          <text:p/>
        </draw:lin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8" draw:layer="layout" svg:width="17.78cm" svg:height="18.898cm" svg:x="10.24cm" svg:y="1.2cm">
          <draw:image xlink:href="../fig/me-dutra-marangoni-fwd-model.png" xlink:type="simple" xlink:show="embed" xlink:actuate="onLoad">
            <text:p/>
          </draw:image>
        </draw:frame>
        <draw:frame draw:style-name="gr4" draw:text-style-name="P24" draw:layer="layout" svg:width="6.89cm" svg:height="1.276cm" svg:x="15.305cm" svg:y="1.524cm">
          <draw:text-box>
            <text:p><text:span text:style-name="T23">Geologic profile</text:span></text:p>
          </draw:text-box>
        </draw:frame>
        <draw:frame draw:style-name="gr18" draw:text-style-name="P25" draw:layer="layout" svg:width="10.343cm" svg:height="1.276cm" svg:x="14.441cm" svg:y="8.22cm">
          <draw:text-box>
            <text:p text:style-name="P8"><text:span text:style-name="T23">Forward modeling</text:span></text:p>
          </draw:text-box>
        </draw:frame>
        <draw:frame draw:style-name="gr4" draw:layer="layout" svg:width="9.976cm" svg:height="0.962cm" svg:x="16.186cm" svg:y="19.812cm">
          <draw:text-box>
            <text:p>After Dutra and Marangoni (2009)</text:p>
          </draw:text-box>
        </draw:frame>
        <draw:frame draw:style-name="gr4" draw:text-style-name="P26" draw:layer="layout" svg:width="8.85cm" svg:height="13.242cm" svg:x="1.148cm" svg:y="5.02cm">
          <draw:text-box>
            <text:p text:style-name="P8"><text:span text:style-name="T27">Layered</text:span><text:span text:style-name="T22"> complex</text:span></text:p>
            <text:p text:style-name="P8"><text:span text:style-name="T22"/></text:p>
            <text:p text:style-name="P8"><text:span text:style-name="T22"/></text:p>
            <text:p text:style-name="P8"><text:span text:style-name="T22">Magnetization</text:span></text:p>
            <text:p text:style-name="P8"><text:span text:style-name="T22"/></text:p>
            <text:p text:style-name="P8"><text:span text:style-name="T27">Dunite</text:span><text:span text:style-name="T22"> center</text:span></text:p>
            <text:p text:style-name="P8"><text:span text:style-name="T22"/></text:p>
            <text:p text:style-name="P8"><text:span text:style-name="T22"/></text:p>
            <text:p text:style-name="P8"><text:span text:style-name="T27">Know</text:span><text:span text:style-name="T22"> </text:span></text:p>
            <text:p text:style-name="P8"><text:span text:style-name="T22">the magnetization</text:span></text:p>
            <text:p text:style-name="P8"><text:span text:style-name="T22"/></text:p>
          </draw:text-box>
        </draw:frame>
        <draw:custom-shape draw:style-name="gr19" draw:text-style-name="P8" draw:layer="layout" svg:width="1.016cm" svg:height="1.27cm" svg:x="5.08cm" svg:y="9.906cm">
          <text:p/>
          <draw:enhanced-geometry svg:viewBox="0 0 21600 21600" draw:text-areas="?f0 0 ?f2 ?f5" draw:type="down-arrow" draw:modifiers="9345.13274336283 5607.07964601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draw:frame draw:style-name="gr4" draw:text-style-name="P28" draw:layer="layout" svg:width="2.225cm" svg:height="3.405cm" svg:x="18.896cm" svg:y="7.312cm">
          <draw:text-box>
            <text:p><text:span text:style-name="T29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draw:frame draw:style-name="gr4" draw:text-style-name="P28" draw:layer="layout" svg:width="2.225cm" svg:height="3.405cm" svg:x="18.896cm" svg:y="7.312cm">
          <draw:text-box>
            <text:p><text:span text:style-name="T29">?</text:span></text:p>
          </draw:text-box>
        </draw:frame>
        <draw:frame draw:style-name="gr4" draw:text-style-name="P29" draw:layer="layout" svg:width="6.966cm" svg:height="1.432cm" svg:x="14.624cm" svg:y="10.414cm">
          <draw:text-box>
            <text:p><text:span text:style-name="T30">same as M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8.75cm" presentation:class="title" presentation:user-transformed="true">
          <draw:text-box>
            <text:p>Test this hypothesi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seed-map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<text:span text:style-name="T31">see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8" draw:layer="layout" svg:width="27.99cm" svg:height="16.578cm" svg:x="0.001cm" svg:y="2.032cm">
          <draw:image xlink:href="../fig/me-result1.png" xlink:type="simple" xlink:show="embed" xlink:actuate="onLoad">
            <text:p/>
          </draw:image>
        </draw:frame>
        <draw:line draw:style-name="gr20" draw:text-style-name="P8" draw:layer="layout" svg:x1="22.606cm" svg:y1="16.002cm" svg:x2="22.606cm" svg:y2="13.462cm">
          <text:p/>
        </draw:line>
        <draw:frame draw:style-name="gr4" draw:text-style-name="P30" draw:layer="layout" svg:width="1.518cm" svg:height="1.826cm" svg:x="22.866cm" svg:y="14.224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draw:frame draw:style-name="gr4" draw:text-style-name="P31" draw:layer="layout" svg:width="8.114cm" svg:height="1.673cm" svg:x="12.968cm" svg:y="1.778cm">
          <draw:text-box>
            <text:p><text:span text:style-name="T33">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4.732cm" svg:y="0.508cm">
          <draw:image xlink:href="../fig/me-fit-zoom-m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draw:frame draw:style-name="gr4" draw:text-style-name="P32" draw:layer="layout" svg:width="5.908cm" svg:height="1.826cm" svg:x="4.572cm" svg:y="7.328cm">
          <draw:text-box>
            <text:p><text:span text:style-name="T34">Poor f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7.99cm" svg:height="16.578cm" svg:x="0cm" svg:y="4.064cm">
          <draw:image xlink:href="../fig/me-result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Get rid of “tentacles”</text:p>
          </draw:text-box>
        </draw:frame>
        <draw:custom-shape draw:style-name="gr22" draw:text-style-name="P8" draw:layer="layout" svg:width="3.302cm" svg:height="3.048cm" svg:x="20.82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3.302cm" svg:height="3.048cm" svg:x="5.58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><text:span text:style-name="T22">s = closest s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><text:span text:style-name="T22">s = closest seed</text:span></text:p>
          </draw:text-box>
        </draw:frame>
        <draw:line draw:style-name="gr23" draw:text-style-name="P8" draw:layer="layout" svg:x1="4.572cm" svg:y1="9.906cm" svg:x2="6.604cm" svg:y2="8.382cm">
          <text:p/>
        </draw:line>
        <draw:line draw:style-name="gr10" draw:text-style-name="P8" draw:layer="layout" svg:x1="18.288cm" svg:y1="17.78cm" svg:x2="6.096cm" svg:y2="9.144cm">
          <text:p/>
        </draw:lin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ith weights</text:p>
          </draw:text-box>
        </draw:frame>
        <draw:frame draw:style-name="gr2" draw:text-style-name="P8" draw:layer="layout" svg:width="27.99cm" svg:height="16.578cm" svg:x="0cm" svg:y="4.114cm">
          <draw:image xlink:href="../fig/me-weight-result1.png" xlink:type="simple" xlink:show="embed" xlink:actuate="onLoad">
            <text:p/>
          </draw:image>
        </draw:frame>
        <draw:line draw:style-name="gr20" draw:text-style-name="P8" draw:layer="layout" svg:x1="22.342cm" svg:y1="16.002cm" svg:x2="22.342cm" svg:y2="13.462cm">
          <text:p/>
        </draw:line>
        <draw:frame draw:style-name="gr4" draw:text-style-name="P30" draw:layer="layout" svg:width="1.518cm" svg:height="1.826cm" svg:x="22.602cm" svg:y="14.224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8" draw:layer="layout" svg:width="15.24cm" svg:height="9.017cm" svg:x="10.577cm" svg:y="10.915cm">
          <draw:image xlink:href="../fig/me-result1.png" xlink:type="simple" xlink:show="embed" xlink:actuate="onLoad">
            <text:p/>
          </draw:image>
        </draw:frame>
        <draw:frame draw:style-name="gr2" draw:text-style-name="P8" draw:layer="layout" svg:width="15.24cm" svg:height="9.017cm" svg:x="10.577cm" svg:y="1.515cm">
          <draw:image xlink:href="../fig/me-weight-result1.png" xlink:type="simple" xlink:show="embed" xlink:actuate="onLoad">
            <text:p/>
          </draw:image>
        </draw:frame>
        <draw:frame draw:style-name="gr4" draw:text-style-name="P33" draw:layer="layout" svg:width="7.699cm" svg:height="1.673cm" svg:x="1.216cm" svg:y="4.931cm">
          <draw:text-box>
            <text:p><text:span text:style-name="T35">with</text:span><text:span text:style-name="T36"> weights</text:span></text:p>
          </draw:text-box>
        </draw:frame>
        <draw:frame draw:style-name="gr4" draw:text-style-name="P33" draw:layer="layout" svg:width="9.672cm" svg:height="1.673cm" svg:x="1.216cm" svg:y="13.97cm">
          <draw:text-box>
            <text:p><text:span text:style-name="T35">without</text:span><text:span text:style-name="T36"> wei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draw:frame draw:style-name="gr4" draw:text-style-name="P31" draw:layer="layout" svg:width="10.438cm" svg:height="1.673cm" svg:x="12.568cm" svg:y="1.778cm">
          <draw:text-box>
            <text:p><text:span text:style-name="T33">still 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draw:frame draw:style-name="gr4" draw:text-style-name="P31" draw:layer="layout" svg:width="10.438cm" svg:height="1.673cm" svg:x="12.568cm" svg:y="1.778cm">
          <draw:text-box>
            <text:p><text:span text:style-name="T33">still 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draw:frame draw:style-name="gr2" draw:text-style-name="P8" draw:layer="layout" svg:width="12.699cm" svg:height="12.699cm" svg:x="0cm" svg:y="8.436cm">
          <draw:image xlink:href="../fig/me-weight-fit-zoom-a2.png" xlink:type="simple" xlink:show="embed" xlink:actuate="onLoad">
            <text:p/>
          </draw:image>
        </draw:frame>
        <draw:frame draw:style-name="gr4" draw:text-style-name="P31" draw:layer="layout" svg:width="7.407cm" svg:height="1.673cm" svg:x="2.654cm" svg:y="8.487cm">
          <draw:text-box>
            <text:p><text:span text:style-name="T33">still poor f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8.75cm" presentation:class="title" presentation:user-transformed="true">
          <draw:text-box>
            <text:p><text:span text:style-name="T37">hypothe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6" draw:text-style-name="P33" draw:layer="layout" svg:width="24.631cm" svg:height="14.673cm" svg:x="1.399cm" svg:y="4.815cm" presentation:class="outline" presentation:user-transformed="true">
          <draw:text-box>
            <text:list text:style-name="L2">
              <text:list-item>
                <text:p><text:span text:style-name="T35">Fast</text:span><text:span text:style-name="T36"> geometry estimation</text:span></text:p>
              </text:list-item>
              <text:list-item>
                <text:p><text:span text:style-name="T35">Known</text:span><text:span text:style-name="T36"> magnetization</text:span></text:p>
              </text:list-item>
              <text:list-item>
                <text:p><text:span text:style-name="T36">Seed </text:span><text:span text:style-name="T38">position</text:span></text:p>
              </text:list-item>
              <text:list-item>
                <text:p><text:span text:style-name="T36">Data weights = more </text:span><text:span text:style-name="T35">robust</text:span></text:p>
              </text:list-item>
              <text:list-item>
                <text:p><text:span text:style-name="T36">Magnetization of A2 </text:span><text:span text:style-name="T39">≠ ME</text:span></text:p>
                <text:list>
                  <text:list-item>
                    <text:p><text:span text:style-name="T39">Probably hig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4cm" svg:y="0.837cm" presentation:class="title" presentation:user-transformed="true">
          <draw:text-box>
            <text:p>Developed open-source</text:p>
          </draw:text-box>
        </draw:frame>
        <draw:frame presentation:style-name="pr3" draw:text-style-name="P34" draw:layer="layout" svg:width="25.191cm" svg:height="3.507cm" svg:x="1.4cm" svg:y="11.693cm" presentation:class="title" presentation:user-transformed="true">
          <draw:text-box>
            <text:p text:style-name="P34"><text:span text:style-name="T40">fatiando.org</text:span></text:p>
          </draw:text-box>
        </draw:frame>
        <draw:frame draw:style-name="gr2" draw:text-style-name="P8" draw:layer="layout" svg:width="20.32cm" svg:height="4.902cm" svg:x="3.835cm" svg:y="6.597cm">
          <draw:image xlink:href="../fig/fatiando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9" draw:text-style-name="P16" draw:layer="layout" svg:width="28.702cm" svg:height="5.849cm" svg:x="-0.356cm" svg:y="7.618cm">
          <draw:text-box>
            <text:p text:style-name="P15"><text:span text:style-name="T15">What we're working on</text:span></text:p>
            <text:p text:style-name="P15"><text:span text:style-name="T16">(seed positionin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07cm" svg:y="2.532cm">
          <draw:image xlink:href="../fig/spine-model.png" xlink:type="simple" xlink:show="embed" xlink:actuate="onLoad">
            <text:p/>
          </draw:image>
        </draw:frame>
        <draw:frame draw:style-name="gr2" draw:text-style-name="P8" draw:layer="layout" svg:width="10.16cm" svg:height="8.128cm" svg:x="1.016cm" svg:y="0.607cm">
          <draw:image xlink:href="../fig/spine-data.png" xlink:type="simple" xlink:show="embed" xlink:actuate="onLoad">
            <text:p/>
          </draw:image>
        </draw:frame>
        <draw:frame draw:style-name="gr24" draw:text-style-name="P33" draw:layer="layout" svg:width="6.082cm" svg:height="1.673cm" svg:x="15.254cm" svg:y="1.621cm">
          <draw:text-box>
            <text:p><text:span text:style-name="T36">the model</text:span></text:p>
          </draw:text-box>
        </draw:frame>
        <draw:frame draw:style-name="gr24" draw:text-style-name="P35" draw:layer="layout" svg:width="5.091cm" svg:height="1.673cm" svg:x="2.888cm" svg:y="8.895cm">
          <draw:text-box>
            <text:p><text:span text:style-name="T41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draw:style-name="gr2" draw:text-style-name="P8" draw:layer="layout" svg:width="18.52cm" svg:height="17.726cm" svg:x="4.594cm" svg:y="3.04cm">
          <draw:image xlink:href="../fig/spine-seed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Single <text:span text:style-name="T31">seed</text:span> at the top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draw:frame draw:style-name="gr2" draw:text-style-name="P8" draw:layer="layout" svg:width="18.52cm" svg:height="17.726cm" svg:x="8.89cm" svg:y="3.302cm">
          <draw:image xlink:href="../fig/spine-oneseed.png" xlink:type="simple" xlink:show="embed" xlink:actuate="onLoad">
            <text:p/>
          </draw:image>
        </draw:frame>
        <draw:frame draw:style-name="gr24" draw:text-style-name="P33" draw:layer="layout" svg:width="15.467cm" svg:height="1.673cm" svg:x="12.192cm" svg:y="2.391cm">
          <draw:text-box>
            <text:p><text:span text:style-name="T36">the not very good estim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draw:frame draw:style-name="gr2" draw:text-style-name="P8" draw:layer="layout" svg:width="18.52cm" svg:height="17.726cm" svg:x="8.89cm" svg:y="3.302cm">
          <draw:image xlink:href="../fig/spine-oneseed.png" xlink:type="simple" xlink:show="embed" xlink:actuate="onLoad">
            <text:p/>
          </draw:image>
        </draw:frame>
        <draw:frame draw:style-name="gr2" draw:text-style-name="P8" draw:layer="layout" svg:width="12.701cm" svg:height="10.161cm" svg:x="0.253cm" svg:y="0.761cm">
          <draw:image xlink:href="../fig/spine-oneseed-fit.png" xlink:type="simple" xlink:show="embed" xlink:actuate="onLoad">
            <text:p/>
          </draw:image>
        </draw:frame>
        <draw:frame draw:style-name="gr24" draw:text-style-name="P33" draw:layer="layout" svg:width="15.467cm" svg:height="1.673cm" svg:x="12.192cm" svg:y="2.391cm">
          <draw:text-box>
            <text:p><text:span text:style-name="T36">the not very good estim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9">
        <draw:frame draw:style-name="gr2" draw:text-style-name="P8" draw:layer="layout" svg:width="12.7cm" svg:height="12.167cm" svg:x="0.308cm" svg:y="4.916cm">
          <draw:image xlink:href="../fig/spine-oneseed.png" xlink:type="simple" xlink:show="embed" xlink:actuate="onLoad">
            <text:p/>
          </draw:image>
        </draw:frame>
        <draw:frame draw:style-name="gr2" draw:text-style-name="P8" draw:layer="layout" svg:width="12.7cm" svg:height="12.167cm" svg:x="15.04cm" svg:y="4.916cm">
          <draw:image xlink:href="../fig/spine-spine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Extract <text:span text:style-name="T4">new</text:span> seeds from estimate</text:p>
          </draw:text-box>
        </draw:frame>
        <draw:custom-shape draw:style-name="gr25" draw:text-style-name="P8" draw:layer="layout" svg:width="6.096cm" svg:height="3.556cm" svg:x="11.176cm" svg:y="8.89cm">
          <text:p/>
          <draw:enhanced-geometry svg:viewBox="0 0 21600 21600" draw:text-areas="0 ?f0 ?f5 ?f2" draw:type="right-arrow" draw:modifiers="14181.5319009349 5489.569862243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draw:frame draw:style-name="gr2" draw:text-style-name="P8" draw:layer="layout" svg:width="18.52cm" svg:height="17.726cm" svg:x="8.658cm" svg:y="3.086cm">
          <draw:image xlink:href="../fig/spine-result.png" xlink:type="simple" xlink:show="embed" xlink:actuate="onLoad">
            <text:p/>
          </draw:image>
        </draw:frame>
        <draw:frame draw:style-name="gr2" draw:text-style-name="P8" draw:layer="layout" svg:width="10.16cm" svg:height="9.728cm" svg:x="0.762cm" svg:y="10.668cm">
          <draw:image xlink:href="../fig/spine-oneseed.png" xlink:type="simple" xlink:show="embed" xlink:actuate="onLoad">
            <text:p/>
          </draw:image>
        </draw:frame>
        <draw:frame draw:style-name="gr24" draw:text-style-name="P33" draw:layer="layout" svg:width="14.476cm" svg:height="1.673cm" svg:x="12.193cm" svg:y="2.392cm">
          <draw:text-box>
            <text:p><text:span text:style-name="T36">the much better estim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draw:frame draw:style-name="gr2" draw:text-style-name="P8" draw:layer="layout" svg:width="18.52cm" svg:height="17.726cm" svg:x="8.658cm" svg:y="3.086cm">
          <draw:image xlink:href="../fig/spine-result.png" xlink:type="simple" xlink:show="embed" xlink:actuate="onLoad">
            <text:p/>
          </draw:image>
        </draw:frame>
        <draw:frame draw:style-name="gr2" draw:text-style-name="P8" draw:layer="layout" svg:width="10.16cm" svg:height="9.728cm" svg:x="0.762cm" svg:y="10.668cm">
          <draw:image xlink:href="../fig/spine-oneseed.png" xlink:type="simple" xlink:show="embed" xlink:actuate="onLoad">
            <text:p/>
          </draw:image>
        </draw:frame>
        <draw:frame draw:style-name="gr24" draw:text-style-name="P33" draw:layer="layout" svg:width="14.476cm" svg:height="1.673cm" svg:x="12.193cm" svg:y="2.392cm">
          <draw:text-box>
            <text:p><text:span text:style-name="T36">the much better estimate</text:span></text:p>
          </draw:text-box>
        </draw:frame>
        <draw:frame draw:style-name="gr2" draw:text-style-name="P8" draw:layer="layout" svg:width="10.16cm" svg:height="8.128cm" svg:x="0.508cm" svg:y="0.508cm">
          <draw:image xlink:href="../fig/spine-final-fit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50%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50%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5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5-06T17:26:02</meta:creation-date>
    <dc:date>2013-05-13T13:14:35</dc:date>
    <dc:creator>Leonardo Uieda</dc:creator>
    <meta:editing-duration>PT12H37M40S</meta:editing-duration>
    <meta:editing-cycles>109</meta:editing-cycles>
    <meta:generator>LibreOffice/3.5$Linux_X86_64 LibreOffice_project/350m1$Build-2</meta:generator>
    <meta:document-statistic meta:object-count="500"/>
  </office:meta>
</office:document-meta>
</file>

<file path=Object 1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varphi = left [ sum_i ({color blue d^o_i} - d_i)^2 right ]^{1 over 2}</annotation>
  </semantics>
</math>
</file>

<file path=Object 10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1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2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3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4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6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2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3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4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7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8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9/content.xml><?xml version="1.0" encoding="utf-8"?>
<math xmlns="http://www.w3.org/1998/Math/MathML">
  <semantics>
    <mrow>
      <mrow>
        <mo stretchy="false">ψ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o stretchy="false">α</mo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psi = left[ sum_i (%alpha {color blue d^o_i} - d_i)^2 right]^{1 over 2}</annotation>
  </semantics>
</math>
</file>